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paragraph" svg:x="-1.782cm" svg:y="0.753cm" svg:width="29.318cm" svg:height="16.22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9:15:18.606584545</meta:creation-date>
    <dc:date>2019-11-24T18:21:09.990219351</dc:date>
    <meta:editing-duration>PT11M3S</meta:editing-duration>
    <meta:editing-cycles>2</meta:editing-cycles>
    <meta:generator>LibreOffice/6.0.7.3$Linux_X86_64 LibreOffice_project/00m0$Build-3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Standard" style:font-family-generic="roman" fo:font-size="22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fo:wrap-option="wrap" dr3d:edge-rounding="5%"/>
      <style:text-properties fo:font-family="'Liberation Serif'" style:font-style-name="Standard" style:font-family-generic="roman" fo:font-size="2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317cm" svg:height="16.22cm" xlink:href="." xlink:type="simple" chart:class="chart:circle" chart:style-name="ch1">
        <chart:legend svg:x="21.598cm" svg:y="3.787cm" style:legend-expansion="custom" chartooo:width="6.397cm" chartooo:height="9.343cm" style:legend-expansion-aspect-ratio="0.684683720432409" chart:style-name="ch2"/>
        <chart:plot-area chart:style-name="ch3" chart:data-source-has-labels="both" svg:x="0.787cm" svg:y="0.323cm" svg:width="19.394cm" svg:height="16.391cm">
          <chartooo:coordinate-region svg:x="2.43cm" svg:y="0.324cm" svg:width="15.568cm" svg:height="15.56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Englisch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Indisch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Spanisch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Französisch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Arabisch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Andere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